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37b2" officeooo:paragraph-rsid="000d37b2"/>
    </style:style>
    <style:style style:name="P2" style:family="paragraph" style:parent-style-name="Standard">
      <style:text-properties officeooo:rsid="000d37b2" officeooo:paragraph-rsid="000fa7cf"/>
    </style:style>
    <style:style style:name="T1" style:family="text">
      <style:text-properties officeooo:rsid="000f1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:</text:p>
      <text:p text:style-name="P1">Q1 : Number is represented in linked list such that each digit corresponds to a node in linked list.</text:p>
      <text:p text:style-name="Standard"><text:s text:c="6"/>Add 1 to it. For example 1999 is represented as (1-&gt; 9-&gt; 9 -&gt; 9) and adding 1 to it should change it to (2-&gt;0-&gt;0-&gt;0)</text:p>
      <text:p text:style-name="P1"><text:line-break/>Q2 : Given a singly linked list, delete middle of the linked list. For example, if given linked list is 1-&gt;2-&gt;3-&gt;4-&gt;5 then linked list should be modified to 1-&gt;2-&gt;4-&gt;5<text:line-break/> <text:s text:c="4"/>If there are even nodes, then there would be two middle nodes, we need to delete the second middle element. For example, if given linked list is 1-&gt;2-&gt;3-&gt;4-&gt;5-&gt;6 then it should be modified to 1-&gt;2-&gt;3-&gt;5-&gt;6.<text:line-break/><text:line-break/>If the input linked list is NULL, then it shou<text:span text:style-name="T1">l</text:span>d remain NULL.<text:line-break/>If the input linked list has 1 node, then this node should be deleted and new head should be returned.<text:line-break/><text:line-break/>Input:<text:line-break/>You have to complete the method which takes one argument: the head of the linked list. You should not read any input from stdin/console.<text:line-break/>The struct Node has a data part which stores the data and a next pointer which points to the next element of the linked list.<text:line-break/>There are multiple test cases. For each test case, this method will be called individually.<text:line-break/><text:line-break/>Output:<text:line-break/>Your function should return head of the modified linked list. If linked list is empty then it should ret</text:p>
      <text:p text:style-name="P1"/>
      <text:p text:style-name="P1"/>
      <text:p text:style-name="P2">Q3: Given a linked list where every node represents a linked list and contains two pointers of its type:<text:line-break/>(i) Pointer to next node in the main list (we call it ‘right’ pointer in below code)<text:line-break/>(ii) Pointer to a linked list where this node is head (we call it ‘down’ pointer in below code).<text:line-break/>All linked lists are sorted. See the following example<text:line-break/><text:line-break/>5 -&gt; 10 -&gt; 19 -&gt; 28<text:line-break/>| <text:s text:c="7"/>| <text:s text:c="8"/>| <text:s text:c="8"/>|</text:p>
      <text:p text:style-name="P2">V <text:s text:c="4"/>V <text:s text:c="5"/>V <text:s text:c="5"/>V<text:line-break/>7 <text:s text:c="4"/>20 <text:s text:c="5"/>22 <text:s text:c="5"/>35<text:line-break/>| <text:s text:c="7"/>| <text:s text:c="8"/>|<text:line-break/>V <text:s text:c="4"/>V <text:s text:c="6"/>V<text:line-break/>8 <text:s text:c="4"/>50 <text:s text:c="5"/>40<text:line-break/>| <text:s text:c="7"/>|<text:line-break/>V <text:s text:c="4"/>V<text:line-break/>30 <text:s text:c="2"/>45<text:line-break/><text:line-break/>Write a function flatten() to flatten the lists into a single linked list. The flattened linked list should also be sorted. For example, for the above input list, output list should be 5-&gt;7-&gt;8 -&gt;10-&gt;19-&gt;20-&gt;22-&gt;28 -&gt;30-&gt;35-&gt;40-&gt;45-&gt;50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5:56:51.765521507</meta:creation-date>
    <dc:date>2019-06-11T19:31:58.659021403</dc:date>
    <meta:editing-duration>PT11M5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6" meta:word-count="359" meta:character-count="2014" meta:non-whitespace-character-count="1545"/>
  </office:meta>
</office:document-meta>
</file>